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1DB40000027A5FF22CD349D1FE20.png" manifest:media-type="image/png"/>
  <manifest:file-entry manifest:full-path="Pictures/1000480C000B23800000EDC0B7B04B988CF740A3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1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4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style:text-properties fo:font-size="6pt" style:font-size-asian="6pt" style:font-size-complex="6pt"/>
    </style:style>
    <style:style style:name="P5" style:family="paragraph">
      <loext:graphic-properties draw:fill="none" draw:fill-color="#ffffff"/>
      <style:text-properties fo:font-size="6pt" style:font-size-asian="6pt" style:font-size-complex="6pt"/>
    </style:style>
    <style:style style:name="P6" style:family="paragraph">
      <style:paragraph-properties fo:margin-left="0cm" fo:margin-right="0cm" fo:margin-top="0cm" fo:margin-bottom="0cm" fo:line-height="100%" fo:text-indent="0cm"/>
      <style:text-properties fo:font-size="6pt" style:font-size-asian="6pt" style:font-size-complex="6pt"/>
    </style:style>
    <style:style style:name="P7" style:family="paragraph">
      <style:text-properties fo:font-size="6pt" style:font-size-asian="8pt" style:font-size-complex="8pt"/>
    </style:style>
    <style:style style:name="P8" style:family="paragraph">
      <loext:graphic-properties draw:fill="none" draw:fill-color="#ffffff"/>
      <style:text-properties fo:font-size="6pt" style:font-size-asian="8pt" style:font-size-complex="8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699cm" svg:height="2.308cm" svg:x="1.11cm" svg:y="9.404cm">
          <draw:image xlink:href="Pictures/1000480C000B23800000EDC0B7B04B988CF740A3.pdf" xlink:type="simple" xlink:show="embed" xlink:actuate="onLoad" draw:mime-type="application/pdf">
            <text:p/>
          </draw:image>
          <draw:image xlink:href="Pictures/1000020100001DB40000027A5FF22CD349D1FE20.png" xlink:type="simple" xlink:show="embed" xlink:actuate="onLoad" draw:mime-type="image/png"/>
        </draw:frame>
        <draw:frame draw:style-name="gr2" draw:text-style-name="P3" draw:layer="layout" svg:width="0.659cm" svg:height="0.569cm" svg:x="15.904cm" svg:y="9.245cm">
          <draw:text-box>
            <text:p text:style-name="P2">1</text:p>
          </draw:text-box>
        </draw:frame>
        <draw:frame draw:style-name="gr3" draw:text-style-name="P5" draw:layer="layout" svg:width="1.27cm" svg:height="0.489cm" svg:x="11.16cm" svg:y="9.572cm">
          <draw:text-box>
            <text:p text:style-name="P4">2/32:4</text:p>
          </draw:text-box>
        </draw:frame>
        <draw:frame draw:style-name="gr2" draw:text-style-name="P5" draw:layer="layout" svg:width="1.391cm" svg:height="0.489cm" svg:x="5.762cm" svg:y="9.89cm">
          <draw:text-box>
            <text:p text:style-name="P4">3/17:3/31</text:p>
          </draw:text-box>
        </draw:frame>
        <draw:frame draw:style-name="gr2" draw:text-style-name="P5" draw:layer="layout" svg:width="1.48cm" svg:height="0.556cm" svg:x="0.605cm" svg:y="11.339cm">
          <draw:text-box>
            <text:p text:style-name="P4">6:0が動く</text:p>
          </draw:text-box>
        </draw:frame>
        <draw:frame draw:style-name="gr4" draw:text-style-name="P5" draw:layer="layout" svg:width="2.288cm" svg:height="0.861cm" svg:x="3.157cm" svg:y="10.173cm">
          <draw:text-box>
            <text:p text:style-name="P4">4/10:2が動く/16</text:p>
          </draw:text-box>
        </draw:frame>
        <draw:frame draw:style-name="gr2" draw:text-style-name="P5" draw:layer="layout" svg:width="1.897cm" svg:height="0.556cm" svg:x="1.317cm" svg:y="10.525cm">
          <draw:text-box>
            <text:p text:style-name="P4">5/7:1が動く/9</text:p>
          </draw:text-box>
        </draw:frame>
        <draw:frame draw:style-name="gr2" draw:text-style-name="P5" draw:layer="layout" svg:width="1.481cm" svg:height="0.556cm" svg:x="1.652cm" svg:y="11.326cm">
          <draw:text-box>
            <text:p text:style-name="P6"><text:span text:style-name="T1">8</text:span><text:span text:style-name="T2">:</text:span><text:span text:style-name="T2">0</text:span><text:span text:style-name="T2">が</text:span><text:span text:style-name="T2">動</text:span><text:span text:style-name="T2">く</text:span></text:p>
          </draw:text-box>
        </draw:frame>
        <draw:frame draw:style-name="gr3" draw:text-style-name="P5" draw:layer="layout" svg:width="1.805cm" svg:height="0.489cm" svg:x="3.801cm" svg:y="10.695cm">
          <draw:text-box>
            <text:p text:style-name="P4">11/13:1/15</text:p>
          </draw:text-box>
        </draw:frame>
        <draw:frame draw:style-name="gr2" draw:text-style-name="P5" draw:layer="layout" svg:width="1.387cm" svg:height="0.556cm" svg:x="2.746cm" svg:y="11.333cm">
          <draw:text-box>
            <text:p text:style-name="P4">12:0動く</text:p>
          </draw:text-box>
        </draw:frame>
        <draw:frame draw:style-name="gr2" draw:text-style-name="P5" draw:layer="layout" svg:width="0.917cm" svg:height="0.489cm" svg:x="3.807cm" svg:y="11.378cm">
          <draw:text-box>
            <text:p text:style-name="P4"><text:span text:style-name="T2">14:0</text:span></text:p>
          </draw:text-box>
        </draw:frame>
        <draw:frame draw:style-name="gr2" draw:text-style-name="P5" draw:layer="layout" svg:width="1.51cm" svg:height="0.489cm" svg:x="6.435cm" svg:y="10.35cm">
          <draw:text-box>
            <text:p text:style-name="P4">18/24:2/30</text:p>
          </draw:text-box>
        </draw:frame>
        <draw:frame draw:style-name="gr2" draw:text-style-name="P8" draw:layer="layout" svg:width="0.917cm" svg:height="0.489cm" svg:x="4.672cm" svg:y="11.412cm">
          <draw:text-box>
            <text:p text:style-name="P7">20:0</text:p>
          </draw:text-box>
        </draw:frame>
        <draw:frame draw:style-name="gr5" draw:text-style-name="P5" draw:layer="layout" svg:width="1.702cm" svg:height="0.574cm" svg:x="4.964cm" svg:y="10.646cm">
          <draw:text-box>
            <text:p text:style-name="P4">19/21:1/23</text:p>
          </draw:text-box>
        </draw:frame>
        <draw:frame draw:style-name="gr2" draw:text-style-name="P8" draw:layer="layout" svg:width="0.917cm" svg:height="0.489cm" svg:x="5.451cm" svg:y="11.413cm">
          <draw:text-box>
            <text:p text:style-name="P7">22:0</text:p>
          </draw:text-box>
        </draw:frame>
        <draw:frame draw:style-name="gr2" draw:text-style-name="P8" draw:layer="layout" svg:width="1.51cm" svg:height="0.489cm" svg:x="6.488cm" svg:y="10.66cm">
          <draw:text-box>
            <text:p text:style-name="P7">25/27:1/29</text:p>
          </draw:text-box>
        </draw:frame>
        <draw:frame draw:style-name="gr2" draw:text-style-name="P8" draw:layer="layout" svg:width="0.917cm" svg:height="0.489cm" svg:x="6.182cm" svg:y="11.414cm">
          <draw:text-box>
            <text:p text:style-name="P7">26:0</text:p>
          </draw:text-box>
        </draw:frame>
        <draw:frame draw:style-name="gr2" draw:text-style-name="P8" draw:layer="layout" svg:width="0.917cm" svg:height="0.489cm" svg:x="7.083cm" svg:y="11.415cm">
          <draw:text-box>
            <text:p text:style-name="P7">28:0</text:p>
          </draw:text-box>
        </draw:frame>
        <draw:frame draw:style-name="gr2" draw:text-style-name="P5" draw:layer="layout" svg:width="2.009cm" svg:height="0.556cm" svg:x="0.317cm" svg:y="10.842cm">
          <draw:text-box>
            <text:p text:style-name="P4">dest入れ替わり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6T22:47:08.010176732</meta:creation-date>
    <dc:date>2021-08-07T10:50:06.258286474</dc:date>
    <meta:editing-duration>PT6M52S</meta:editing-duration>
    <meta:editing-cycles>2</meta:editing-cycles>
    <meta:generator>LibreOffice/7.1.5.2$Linux_X86_64 LibreOffice_project/10$Build-2</meta:generator>
    <meta:document-statistic meta:object-count="19"/>
  </office:meta>
</office:document-meta>
</file>